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53.34pt" svg:height="255.26pt" svg:x="305.09pt" svg:y="4.51pt">
            <draw:object draw:notify-on-update-of-ranges="Feuille1.A1:Feuille1.A30 Feuille1.B1:Feuille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<text:s/>Nb de groupes comptabilisés cette année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451" calcext:value-type="float">
            <text:p>134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331" calcext:value-type="float">
            <text:p>163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790" calcext:value-type="float">
            <text:p>207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322" calcext:value-type="float">
            <text:p>253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302" calcext:value-type="float">
            <text:p>253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09:32:13.92813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9:32:23.407061834</meta:creation-date>
    <meta:editing-duration>PT4M50S</meta:editing-duration>
    <meta:editing-cycles>3</meta:editing-cycles>
    <meta:generator>LibreOffice/6.1.5.1$Linux_X86_64 LibreOffice_project/10$Build-1</meta:generator>
    <meta:initial-creator>goonieb </meta:initial-creator>
    <dc:date>2019-04-12T09:39:15.064669650</dc:date>
    <dc:creator>goonieb </dc:cre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3.651cm" svg:y="4.204cm" style:legend-expansion="high" chart:style-name="ch2"/>
        <chart:plot-area chart:style-name="ch3" table:cell-range-address="Feuille1.A1:Feuille1.B30" chart:data-source-has-labels="column" svg:x="0.319cm" svg:y="0.18cm" svg:width="13.013cm" svg:height="8.646cm">
          <chartooo:coordinate-region svg:x="1.496cm" svg:y="0.18cm" svg:width="11.836cm" svg:height="7.262cm"/>
          <chart:axis chart:dimension="x" chart:name="primary-x" chart:style-name="ch4" chartooo:axis-type="auto">
            <chartooo:date-scale/>
            <chart:categories table:cell-range-address="Feuille1.A1:Feuille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3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nee</text:p>
                <draw:g>
                  <svg:desc>Feuille1.A1:Feuille1.A30</svg:desc>
                </draw:g>
              </table:table-cell>
              <table:table-cell office:value-type="float" office:value="NaN">
                <text:p>NaN</text:p>
                <draw:g>
                  <svg:desc>Feuille1.B1:Feuille1.B30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048">
                <text:p>1104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790">
                <text:p>2079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322">
                <text:p>2532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75">
                <text:p>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